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2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Admin</text:p>
      <text:p text:style-name="P1"/>
      <text:p text:style-name="Standard">A member from an organization that has a full access account to all fund raisers that are associated with their organization. <text:s/>Allowable actions (high level)</text:p>
      <text:list xml:id="list9024091539577484684" text:style-name="L1">
        <text:list-item>
          <text:p text:style-name="P4">Set up fundraiser for organization</text:p>
          <text:list>
            <text:list-item>
              <text:p text:style-name="P4">How to fund raise for us</text:p>
            </text:list-item>
            <text:list-item>
              <text:p text:style-name="P4">Choose how organization will receive money</text:p>
              <text:list>
                <text:list-item>
                  <text:p text:style-name="P4">Immediately</text:p>
                </text:list-item>
                <text:list-item>
                  <text:p text:style-name="P4">Lump sum after event ends</text:p>
                </text:list-item>
                <text:list-item>
                  <text:p text:style-name="P4">Refund money if goal not met</text:p>
                </text:list-item>
              </text:list>
            </text:list-item>
            <text:list-item>
              <text:p text:style-name="P4">Auto-allow or moderate acceptance of advocates</text:p>
            </text:list-item>
          </text:list>
        </text:list-item>
        <text:list-item>
          <text:p text:style-name="P4">Assign event coordinator(s)</text:p>
          <text:list>
            <text:list-item>
              <text:p text:style-name="P4">Fundraising events do not have have to have event-coordinators assigned</text:p>
            </text:list-item>
          </text:list>
        </text:list-item>
        <text:list-item>
          <text:p text:style-name="P4">Approve advocate fundraising request</text:p>
        </text:list-item>
        <text:list-item>
          <text:p text:style-name="P4">Deny advocate request</text:p>
        </text:list-item>
        <text:list-item>
          <text:p text:style-name="P4">Request more information from advocate</text:p>
        </text:list-item>
        <text:list-item>
          <text:p text:style-name="P4">Block advocate permanently</text:p>
        </text:list-item>
        <text:list-item>
          <text:p text:style-name="P4">View reports and metrics about fundraiser</text:p>
          <text:list>
            <text:list-item>
              <text:p text:style-name="P4">How many event-coordinators, advocates, and donators</text:p>
            </text:list-item>
          </text:list>
        </text:list-item>
      </text:list>
      <text:p text:style-name="P2"/>
      <text:p text:style-name="P1">Event-Coordinator</text:p>
      <text:p text:style-name="P2"/>
      <text:p text:style-name="Standard">A member from an organization that has an account that has been granted full access to a fundraiser they have been assigned to by the organization admin. <text:s/>Allowable actions (high level)</text:p>
      <text:list xml:id="list4040078756852380849" text:style-name="L2">
        <text:list-item>
          <text:p text:style-name="P6">Change settings of assigned fundraising event</text:p>
          <text:list>
            <text:list-item>
              <text:p text:style-name="P6">Edit fundraising page</text:p>
            </text:list-item>
          </text:list>
        </text:list-item>
        <text:list-item>
          <text:p text:style-name="P5">Approve advocate fundraising request</text:p>
        </text:list-item>
        <text:list-item>
          <text:p text:style-name="P5">Deny advocate request</text:p>
        </text:list-item>
        <text:list-item>
          <text:p text:style-name="P5">Request more information from advocate</text:p>
        </text:list-item>
        <text:list-item>
          <text:p text:style-name="P5">Block advocate permanently</text:p>
        </text:list-item>
        <text:list-item>
          <text:p text:style-name="P5">Apply to be an event-coordinator for a fundraising event</text:p>
        </text:list-item>
      </text:list>
      <text:p text:style-name="P2"/>
      <text:p text:style-name="P1">Advocate</text:p>
      <text:p text:style-name="P1"><text:span text:style-name="T1"/></text:p>
      <text:p text:style-name="P1"><text:span text:style-name="T1">A user that desires to fundraise for an organization. <text:s/>Has been approved by either the organization admin or an event-coordinator for the organization. <text:s/>Will be given a web page to promote the fundraiser. <text:s/>Can optionally be assigned to a team for the fundraiser. <text:s/>Allowable actions (high level)</text:span></text:p>
      <text:list xml:id="list3803560284222280557" text:style-name="L3">
        <text:list-item>
          <text:p text:style-name="P8"><text:span text:style-name="T1">Apply to become advocate (even for other organizations)</text:span></text:p>
        </text:list-item>
        <text:list-item>
          <text:p text:style-name="P8"><text:span text:style-name="T1">Edit their personal page</text:span></text:p>
        </text:list-item>
      </text:list>
      <text:p text:style-name="P1"><text:span text:style-name="T1"/></text:p>
      <text:p text:style-name="P1">Donator</text:p>
      <text:p text:style-name="P1"><text:span text:style-name="T1"/></text:p>
      <text:p text:style-name="P1"><text:span text:style-name="T1">An individual that donates to a fundrai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2M58S</meta:editing-duration>
    <meta:editing-cycles>11</meta:editing-cycles>
    <meta:generator>OpenOffice/4.1.1$Win32 OpenOffice.org_project/411m6$Build-9775</meta:generator>
    <dc:date>2015-12-19T15:05:09.70</dc:date>
    <meta:document-statistic meta:table-count="0" meta:image-count="0" meta:object-count="0" meta:page-count="1" meta:paragraph-count="32" meta:word-count="259" meta:character-count="1597"/>
    <meta:user-defined meta:name="Info 1"/>
    <meta:user-defined meta:name="Info 2"/>
    <meta:user-defined meta:name="Info 3"/>
    <meta:user-defined meta:name="Info 4"/>
  </office:meta>
</office:document-meta>
</file>